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4000000E7E592BD0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5.928cm" fo:margin-left="0.018cm" fo:margin-top="0cm" fo:margin-bottom="0cm" table:align="left" style:writing-mode="page"/>
    </style:style>
    <style:style style:name="Tabela1.A" style:family="table-column">
      <style:table-column-properties style:column-width="15.928cm"/>
    </style:style>
    <style:style style:name="Tabela1.1" style:family="table-row">
      <style:table-row-properties style:min-row-height="0.82cm" fo:keep-together="auto"/>
    </style:style>
    <style:style style:name="Tabela1.A1" style:family="table-cell">
      <style:table-cell-properties fo:padding="0.176cm" fo:border="1pt solid #000000"/>
    </style:style>
    <style:style style:name="Tabela1.2" style:family="table-row">
      <style:table-row-properties style:min-row-height="0.741cm" fo:keep-together="auto"/>
    </style:style>
    <style:style style:name="Tabela1.A2" style:family="table-cell">
      <style:table-cell-properties fo:padding="0.176cm" fo:border-left="1pt solid #000000" fo:border-right="1pt solid #000000" fo:border-top="none" fo:border-bottom="1pt solid #000000"/>
    </style:style>
    <style:style style:name="Tabela1.A3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 style:master-page-name="Standard">
      <style:paragraph-properties fo:margin-top="0.423cm" fo:margin-bottom="0cm" style:contextual-spacing="false" fo:line-height="150%" fo:text-align="center" style:justify-single-word="false" style:page-number="1"/>
      <style:text-properties style:font-name="Times New Roman"/>
    </style:style>
    <style:style style:name="P2" style:family="paragraph" style:parent-style-name="Standard">
      <style:paragraph-properties fo:line-height="150%" fo:orphans="0" fo:widows="0"/>
      <style:text-properties style:font-name="Times New Roman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176cm" fo:margin-right="0.176cm" fo:line-height="150%"/>
      <style:text-properties style:font-name="Times New Roman"/>
    </style:style>
    <style:style style:name="P4" style:family="paragraph" style:parent-style-name="Standard">
      <style:paragraph-properties fo:margin-top="0cm" fo:margin-bottom="0.212cm" style:contextual-spacing="false" fo:line-height="150%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.212cm" style:contextual-spacing="false" fo:line-height="150%" fo:text-align="center" style:justify-single-word="false"/>
      <style:text-properties style:font-name="Times New Roman"/>
    </style:style>
    <style:style style:name="P6" style:family="paragraph" style:parent-style-name="Standard" style:list-style-name="WWNum1">
      <style:paragraph-properties fo:line-height="150%" fo:text-align="justify" style:justify-single-word="false"/>
      <style:text-properties style:font-name="Times New Roman"/>
    </style:style>
    <style:style style:name="P7" style:family="paragraph" style:parent-style-name="Standard">
      <style:paragraph-properties fo:margin-left="0.635cm"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0aead3" officeooo:paragraph-rsid="000aead3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aead3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>
      <style:paragraph-properties fo:line-height="150%"/>
      <style:text-properties officeooo:paragraph-rsid="000aead3"/>
    </style:style>
    <style:style style:name="P16" style:family="paragraph" style:parent-style-name="Standard">
      <style:paragraph-properties fo:line-height="150%"/>
      <style:text-properties style:font-name="Times New Roman"/>
    </style:style>
    <style:style style:name="P17" style:family="paragraph" style:parent-style-name="Standard" style:list-style-name="L1">
      <style:paragraph-properties fo:line-height="150%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solid" draw:fill-color="#1f497d"/>
      <style:paragraph-properties fo:text-align="start"/>
      <style:text-properties fo:font-size="18pt"/>
    </style:style>
    <style:style style:name="T1" style:family="text">
      <style:text-properties fo:color="#002060" loext:opacity="100%" fo:font-size="14pt" fo:font-weight="bold" style:font-size-asian="14pt" style:font-weight-asian="bold" style:font-size-complex="14pt"/>
    </style:style>
    <style:style style:name="T2" style:family="text">
      <style:text-properties fo:color="#002060" loext:opacity="100%" fo:font-size="12pt" style:font-size-asian="12pt" style:font-size-complex="12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normal" officeooo:rsid="000aead3" style:font-weight-asian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aead3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weight="normal" officeooo:rsid="000aead3" style:font-weight-asian="normal" style:font-weight-complex="normal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.026cm" svg:stroke-linecap="butt" draw:fill="solid" draw:fill-color="#1f497d" draw:textarea-vertical-align="top" draw:auto-grow-height="false" fo:min-height="0.101cm" fo:min-width="12.709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 fo:margin-left="0.159cm" fo:margin-right="0.18cm" fo:margin-top="0.053cm" fo:margin-bottom="0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2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BALHO DA DISCIPLINA – PROJETO INTEGRADOR V-B<text:line-break/></text:span><text:span text:style-name="T2">Valor: 10,0 pontos</text:span></text:p>
      <text:p text:style-name="P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3">Aluno(a): </text:span><text:span text:style-name="T4">Raíssa de Azevedo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3">Curso: </text:span><text:span text:style-name="T4">Sistemas de Informação</text:span></text:p>
          </table:table-cell>
        </table:table-row>
        <table:table-row table:style-name="Tabela1.2">
          <table:table-cell table:style-name="Tabela1.A3" office:value-type="string">
            <text:p text:style-name="P3"><text:span text:style-name="T3">Disciplina: </text:span><text:span text:style-name="T4">Projeto Integrado V-B</text:span></text:p>
          </table:table-cell>
        </table:table-row>
      </table:table>
      <text:p text:style-name="P4"/>
      <text:p text:style-name="P5"><text:span text:style-name="T1">Instruções para Realização da Atividade</text:span></text:p>
      <text:list text:style-name="WWNum1">
        <text:list-item>
          <text:p text:style-name="P6">Todos os campos acima deverão ser devidamente preenchidos;</text:p>
        </text:list-item>
        <text:list-item>
          <text:p text:style-name="P6">Utilize deste formulário para a realização do Trabalho da Disciplina, a partir da segunda página.</text:p>
        </text:list-item>
        <text:list-item>
          <text:p text:style-name="P6">A atividade pode ser realizada em dupla. Caso identificado cópia de colegas, o trabalho de ambos sofrerá decréscimo de nota;</text:p>
        </text:list-item>
        <text:list-item>
          <text:p text:style-name="P6">Utilizando este formulário, realize sua atividade, salve em seu computador, renomeie e envie em forma de anexo no formato PDF.</text:p>
        </text:list-item>
        <text:list-item>
          <text:p text:style-name="P6">Formatação exigida para esta atividade: documento Word, Fonte Arial ou Times New Roman tamanho 12; para título tamanho 14 e negrito; para subtítulos, tamanho 12 e negrito; Espaçamento entre linhas 1,5, texto justificado; </text:p>
        </text:list-item>
        <text:list-item>
          <text:p text:style-name="P6">Ao utilizar quaisquer materiais de pesquisa, referencie conforme as normas da ABNT;</text:p>
        </text:list-item>
        <text:list-item>
          <text:p text:style-name="P6">Procure argumentar de forma clara e objetiva, de acordo com o conteúdo da disciplina.</text:p>
        </text:list-item>
      </text:list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 loext:marker-style-name="T5"><text:soft-page-break/><text:span text:style-name="T5"/></text:p>
      <text:p text:style-name="P8" loext:marker-style-name="T5"><text:span text:style-name="T5">HEINEKEN E A INOVAÇÃO NA INDUSTRIA 4.0</text:span></text:p>
      <text:p text:style-name="P9" loext:marker-style-name="T6"><text:span text:style-name="T6"/></text:p>
      <text:p text:style-name="P10" loext:marker-style-name="T5"/>
      <text:p text:style-name="Standard" loext:marker-style-name="T7"><text:span text:style-name="T8">A </text:span><text:span text:style-name="T7">Heineken </text:span></text:p>
      <text:p text:style-name="P11" loext:marker-style-name="T7"/>
      <text:p text:style-name="P12"><text:span text:style-name="T9">Em um cenário cada vez mais competitivo e tecnológico, empresas que desejam se manter relevantes precisam ir além da inovação pontual, elas devem adotar a </text:span><text:span text:style-name="Strong_20_Emphasis"><text:span text:style-name="T9">inovação como parte central da sua cultura e estratégia de negócios</text:span></text:span><text:span text:style-name="T9">. A Heineken, uma das maiores e mais tradicionais cervejarias do mundo, é um exemplo marcante dessa transformação.</text:span></text:p>
      <text:p text:style-name="P12"><text:span text:style-name="T9"/></text:p>
      <text:p text:style-name="P12"><text:span text:style-name="T10">Com mais de 150 anos de história, a empresa se reinventa continuamente, aliando tradição à tecnologia. Nos últimos anos, a Heineken tem se destacado por sua adoção do modelo da </text:span><text:span text:style-name="Strong_20_Emphasis"><text:span text:style-name="T10">Indústria 4.0</text:span></text:span><text:span text:style-name="T10">, implementando </text:span><text:span text:style-name="Strong_20_Emphasis"><text:span text:style-name="T10">soluções digitais avançadas</text:span></text:span><text:span text:style-name="T10">, </text:span><text:span text:style-name="Strong_20_Emphasis"><text:span text:style-name="T10">automação inteligente</text:span></text:span><text:span text:style-name="T10"> e </text:span><text:span text:style-name="Strong_20_Emphasis"><text:span text:style-name="T10">análise de dados em tempo real</text:span></text:span><text:span text:style-name="T10"> para transformar suas operações, aumentar a eficiência e reduzir impactos ambientais.</text:span></text:p>
      <text:p text:style-name="P13"/>
      <text:p text:style-name="P14"><text:span text:style-name="T9">Essa abordagem inovadora não só fortalece sua posição no mercado global, como também serve de referência para outras indústrias que buscam evoluir em direção à digitalização e à sustentabilidade. </text:span></text:p>
      <text:p text:style-name="P11" loext:marker-style-name="T7"/>
      <text:p text:style-name="P11" loext:marker-style-name="T7"/>
      <text:p text:style-name="Standard" loext:marker-style-name="T7"><text:span text:style-name="T7">Gestão do Processo de Inovação </text:span></text:p>
      <text:p text:style-name="Standard" loext:marker-style-name="T7"><text:span text:style-name="T7"/></text:p>
      <text:p text:style-name="P14"><text:span text:style-name="T10">A Heineken adota uma gestão da inovação estruturada e alinhada aos princípios da Indústria 4.0, promovendo a transformação digital em suas operações. A empresa integra tecnologias como </text:span><text:span text:style-name="Strong_20_Emphasis"><text:span text:style-name="T10">Internet das Coisas (IoT)</text:span></text:span><text:span text:style-name="T10">, </text:span><text:span text:style-name="Strong_20_Emphasis"><text:span text:style-name="T10">Big Data</text:span></text:span><text:span text:style-name="T10"> e </text:span><text:span text:style-name="Strong_20_Emphasis"><text:span text:style-name="T10">Inteligência Artificial (IA)</text:span></text:span><text:span text:style-name="T10"> em suas fábricas para aumentar a eficiência e a precisão dos processos.</text:span></text:p>
      <text:p text:style-name="P14"><text:span text:style-name="T10"/></text:p>
      <text:p text:style-name="P14"><text:span text:style-name="T10">Essas inovações possibilitam a criação de </text:span><text:span text:style-name="Strong_20_Emphasis"><text:span text:style-name="T10">fábricas inteligentes</text:span></text:span><text:span text:style-name="T10">, equipadas com sistemas automatizados capazes de realizar </text:span><text:span text:style-name="Strong_20_Emphasis"><text:span text:style-name="T10">manutenção preditiva</text:span></text:span><text:span text:style-name="T10">, evitando falhas e otimizando a produção. Além disso, a Heineken utiliza </text:span><text:span text:style-name="Strong_20_Emphasis"><text:span text:style-name="T10">dashboards digitais</text:span></text:span><text:span text:style-name="T10"> que permitem o monitoramento em tempo real e a tomada de decisões com base em dados precisos e atualizados.</text:span></text:p>
      <text:p text:style-name="P14"><text:span text:style-name="T10"/></text:p>
      <text:p text:style-name="P12"><text:soft-page-break/><text:span text:style-name="T10">A companhia também investe na formação de </text:span><text:span text:style-name="Strong_20_Emphasis"><text:span text:style-name="T10">equipes multidisciplinares</text:span></text:span><text:span text:style-name="T10"> que operam com </text:span><text:span text:style-name="Strong_20_Emphasis"><text:span text:style-name="T10">metodologias ágeis</text:span></text:span><text:span text:style-name="T10">, permitindo ciclos rápidos de experimentação, aprendizado e aprimoramento contínuo. </text:span></text:p>
      <text:p text:style-name="P12"><text:span text:style-name="T10"/></text:p>
      <text:p text:style-name="P12"><text:span text:style-name="T10">Essa abordagem ágil garante maior capacidade de adaptação às mudanças do mercado e às novas demandas tecnológicas.</text:span></text:p>
      <text:p text:style-name="P12"><text:span text:style-name="T10"/></text:p>
      <text:p text:style-name="P15"><text:span text:style-name="T11">Resultados da Estratégia 4.0 da Heineken </text:span></text:p>
      <text:p text:style-name="P15"/>
      <text:p text:style-name="P16">A adoção da Indústria 4.0 tem proporcionado resultados concretos e expressivos para a Heineken:</text:p>
      <text:list text:style-name="L1">
        <text:list-item>
          <text:p text:style-name="P17"><text:span text:style-name="Strong_20_Emphasis"><text:span text:style-name="T12">Redução no consumo de recursos naturais</text:span></text:span><text:span text:style-name="T12">, como água e energia, tornando o processo produtivo mais sustentável.</text:span></text:p>
        </text:list-item>
        <text:list-item>
          <text:p text:style-name="P17"><text:span text:style-name="Strong_20_Emphasis"><text:span text:style-name="T12">Aumento da eficiência operacional</text:span></text:span><text:span text:style-name="T12">, com diminuição de falhas, retrabalho e desperdícios ao longo da cadeia produtiva.</text:span></text:p>
        </text:list-item>
        <text:list-item>
          <text:p text:style-name="P17"><text:span text:style-name="Strong_20_Emphasis"><text:span text:style-name="T12">Elevação da qualidade dos produtos</text:span></text:span><text:span text:style-name="T12">, aliada a maior segurança e controle nos processos industriais.</text:span></text:p>
        </text:list-item>
        <text:list-item>
          <text:p text:style-name="P17"><text:span text:style-name="Strong_20_Emphasis"><text:span text:style-name="T12">Maior agilidade e flexibilidade na produção</text:span></text:span><text:span text:style-name="T12">, permitindo responder rapidamente às mudanças na demanda do mercado.</text:span></text:p>
        </text:list-item>
      </text:list>
      <text:p text:style-name="P16"/>
      <text:p text:style-name="P15"><text:span text:style-name="T13">Em suma, a</text:span><text:span text:style-name="T14"> Heineken demonstra como a inovação, aliada à transformação digital e aos princípios da Indústria 4.0, pode </text:span><text:span text:style-name="Strong_20_Emphasis"><text:span text:style-name="T14">reinventar modelos produtivos tradicionais</text:span></text:span><text:span text:style-name="T14">. Sua estratégia mostra uma </text:span><text:span text:style-name="Strong_20_Emphasis"><text:span text:style-name="T14">integração eficaz de tecnologia, gestão de pessoas e sustentabilidade</text:span></text:span><text:span text:style-name="T14">, posicionando a empresa como referência global em inovação industrial. </text:span></text:p>
      <text:p text:style-name="P18"/>
      <text:p text:style-name="P11" loext:marker-style-name="T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solid" draw:fill-color="#1f497d"/>
      <style:paragraph-properties fo:text-align="start"/>
      <style:text-properties fo:font-size="18pt"/>
    </style:style>
    <style:style style:name="MP2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width="0.026cm" svg:stroke-linecap="butt" draw:fill="solid" draw:fill-color="#1f497d" draw:textarea-vertical-align="top" draw:auto-grow-height="false" fo:min-height="0.101cm" fo:min-width="12.709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 fo:margin-left="0.159cm" fo:margin-right="0.18cm" fo:margin-top="0.053cm" fo:margin-bottom="0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2" loext:color-type="theme"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custom-shape text:anchor-type="char" draw:z-index="5" draw:name="Retângulo 1" draw:style-name="Mgr1" draw:text-style-name="MP1" svg:width="13.209cm" svg:height="0.35cm" svg:x="3.948cm" svg:y="0.48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1" text:anchor-type="char" svg:x="-0.783cm" svg:y="-0.201cm" svg:width="4.741cm" svg:height="1.261cm" draw:z-index="2"><draw:image xlink:href="Pictures/1000000100000364000000E7E592BD09.png" xlink:type="simple" xlink:show="embed" xlink:actuate="onLoad" draw:mime-type="image/png"/><svg:desc>Forma

Descrição gerada automaticamente com confiança baixa</svg:desc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lly Frimmel</meta:initial-creator>
    <meta:editing-cycles>7</meta:editing-cycles>
    <meta:creation-date>2024-05-01T13:10:00</meta:creation-date>
    <dc:date>2025-06-14T15:20:26.683000000</dc:date>
    <meta:editing-duration>PT12M54S</meta:editing-duration>
    <meta:generator>LibreOffice/24.8.7.2$Windows_X86_64 LibreOffice_project/e07d0a63a46349d29051da79b1fde8160bab2a89</meta:generator>
    <meta:print-date>2025-06-14T15:19:59.198000000</meta:print-date>
    <meta:printed-by>Arquivos PDF</meta:printed-by>
    <meta:document-statistic meta:table-count="1" meta:image-count="1" meta:object-count="0" meta:page-count="3" meta:paragraph-count="29" meta:word-count="575" meta:character-count="3860" meta:non-whitespace-character-count="3317"/>
    <meta:user-defined meta:name="AppVersion">16.0000</meta:user-defined>
    <meta:template xlink:type="simple" xlink:actuate="onRequest" xlink:title="Normal" xlink:href=""/>
  </office:meta>
</office:document-meta>
</file>